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fo:font-size="12pt" style:font-size-asian="12pt" style:font-size-complex="12pt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Frame_20_contents">
      <style:text-properties style:text-underline-style="none"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7"><text:span text:style-name="T7">do text</text:span></text:p><text:p text:style-name="P7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9cm" svg:y="0.27cm" svg:width="7.631cm" svg:height="2.949cm" draw:z-index="1"><draw:text-box><text:p text:style-name="Frame_20_contents"><office:annotation><dc:creator>Gauthier Bastien</dc:creator><dc:date>2011-02-16T14:49:10</dc:date><text:p text:style-name="P7"><text:span text:style-name="T7">do text if urbanEventObj.getClaimants().__len__() == 1</text:span></text:p><text:p text:style-name="P7"><text:span text:style-name="T7">from xhtml(</text:span><text:span text:style-name="T11">tool.decorateHTML('UrbanAddress', urbanEventObj.getClaimants()[-1]</text:span><text:span text:style-name="T7">.getSignaletic(withaddress=True,linebyline=True)))</text:span></text:p></office:annotation><text:span text:style-name="T3">Titre Nom Prénom<text:line-break/>Adresse ligne1<text:line-break/>Adresse ligne2</text:span></text:p><text:p text:style-name="P6"><text:span text:style-name="T3"><office:annotation><dc:creator>Ngaha </dc:creator><dc:date>2016-02-03T13:47:10</dc:date><text:p text:style-name="P7"><text:span text:style-name="T6">do text if urbanEventObj.getClaimants().__len__() &gt; 1</text:span></text:p></office:annotation></text:span><text:span text:style-name="T3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Text_20_body"/><text:p text:style-name="Text_20_body"/><text:p text:style-name="Text_20_body"/><text:p text:style-name="Text_20_body"/><text:p text:style-name="P5"><text:text-input text:description="Riverains">urbanEventObj.getMultipleClaimantsCSV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Enquête publique : accusé de réception d'une réclamation</text:p>
      <text:p text:style-name="UrbanBody"/>
      <text:p text:style-name="UrbanBody"><text:span text:style-name="T5"><office:annotation><dc:creator>Gauthier Bastien</dc:creator><dc:date>2011-01-13T14:56:41</dc:date><text:p text:style-name="P7"><text:span text:style-name="T7">do text</text:span></text:p><text:p text:style-name="P7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12">do text if len(self</text:span><text:span text:style-name="T11">.getApplicants()</text:span><text:span text:style-name="T12">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10">do text if not len(self</text:span><text:span text:style-name="T11">.getApplicants()</text:span><text:span text:style-name="T10">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Ngaha </dc:creator><dc:date>2016-02-03T13:47:45</dc:date><text:p text:style-name="P7"><text:span text:style-name="T6">do text if urbanEventObj.getClaimants().__len__() &gt; 1</text:span></text:p></office:annotation>&lt;%Titre%&gt;,</text:p>
      <text:p text:style-name="UrbanBody"><office:annotation><dc:creator>Ngaha </dc:creator><dc:date>2016-02-03T13:48:23</dc:date><text:p text:style-name="P7"><text:span text:style-name="T6">do text if urbanEventObj.getClaimants().__len__() == 1</text:span></text:p></office:annotation><text:text-input text:description="Titre du demandeur">urbanEventObj.getClaimants()[-1].getPersonTitleValue()</text:text-input>,</text:p>
      <text:p text:style-name="UrbanBody"/>
      <text:p text:style-name="UrbanBody"><office:annotation><dc:creator>Ngaha </dc:creator><dc:date>2016-02-03T13:48:59</dc:date><text:p text:style-name="P7"><text:span text:style-name="T6">do text if urbanEventObj.getClaimants().__len__() == 1</text:span></text:p></office:annotation>Nous accusons bonne réception de votre courrier daté du <text:text-input text:description="">tool.formatDate(urbanEventObj.getClaimants()[-1].getClaimDate())</text:text-input>, reçu dans le cadre de l'enquête publique concernant la demande de permis d'urbanisme introduite par <text:span text:style-name="T5"><text:text-input text:description="Demandeurs">self.getApplicantsSignaletic(withaddress=True)</text:text-input></text:span><text:span text:style-name="T5"> </text:span></text:p>
      <text:p text:style-name="UrbanBody"><text:span text:style-name="T5"><office:annotation><dc:creator>Ngaha </dc:creator><dc:date>2016-02-03T13:47:58</dc:date><text:p text:style-name="P7"><text:span text:style-name="T6">do text if urbanEventObj.getClaimants().__len__() &gt; 1</text:span></text:p></office:annotation></text:span><text:span text:style-name="T5">Nous accusons bonne réception de votre courrier daté du &lt;%DateReclamation%&gt;, reçu dans le cadre de l'enquête publique concernant la demande de permis d'urbanisme introduite par </text:span><text:span text:style-name="T5"><text:text-input text:description="Demandeurs">self.getApplicantsSignaletic(withaddress=True)</text:text-input></text:span></text:p>
      <text:p text:style-name="UrbanBody"/>
      <text:p text:style-name="UrbanBody"><text:span text:style-name="T5">L'objet de la demande est : </text:span><text:span text:style-name="T5"><text:text-input text:description="Objet des travaux">self.getLicenceSubject()</text:text-input></text:span><text:span text:style-name="T5">, sur un bien sis </text:span><text:span text:style-name="T5"><text:text-input text:description="Situation des travaux">self.getWorkLocationSignaletic()</text:text-input></text:span><text:span text:style-name="T5">.</text:span></text:p>
      <text:p text:style-name="P4"/>
      <text:p text:style-name="UrbanBody"><text:span text:style-name="T5">L'affiche et la vue axonométrique annonçant la publicité ont été placardées à partir du </text:span><text:span text:style-name="T5"><text:text-input text:description="Date du">tool.formatDate(urbanEventObj.getLinkedInquiry().getInvestigationStart())</text:text-input></text:span><text:span text:style-name="T5"> et jusqu'au </text:span><text:span text:style-name="T5"><text:text-input text:description="Date au">tool.formatDate(urbanEventObj.getLinkedInquiry().getInvestigationEnd())</text:text-input></text:span><text:span text:style-name="T5">.</text:span></text:p>
      <text:p text:style-name="P4"/>
      <text:p text:style-name="P4">Les avis d'enquêtes ont été distribués aux occupants des immeubles situés dans un rayon de 50 mètres à partir des limites de la parcelle.</text:p>
      <text:p text:style-name="UrbanBody"/>
      <text:p text:style-name="UrbanBody"><office:annotation><dc:creator>Gauthier Bastien</dc:creator><dc:date>2011-06-14T13:57:41</dc:date><text:p text:style-name="P7"><text:span text:style-name="T8">do text if not tool.isDecentralized or (</text:span><text:span text:style-name="T9">tool.isDecentralized </text:span><text:span text:style-name="T8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UrbanBody"><office:annotation><dc:creator>Gauthier Bastien</dc:creator><dc:date>2011-06-14T13:57:41</dc:date><text:p text:style-name="P7"><text:span text:style-name="T8">do text if </text:span><text:span text:style-name="T9">tool.isDecentralized </text:span><text:span text:style-name="T8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UrbanBody"/>
      <text:p text:style-name="UrbanBody"><text:soft-page-break/>Nous ne manquerons pas de vous informer du suivi de cette affaire.</text:p>
      <text:p text:style-name="UrbanBody"/>
      <text:p text:style-name="UrbanBody">Pour tout renseignement complémentaire relatif à l'instruction de ce dossier, nous vous invitons à contacter la personne renseignée en haut à gauche de ce document.</text:p>
      <text:p text:style-name="UrbanBody"/>
      <text:p text:style-name="UrbanBody"><office:annotation><dc:creator>Ngaha </dc:creator><dc:date>2016-02-03T13:51:30</dc:date><text:p text:style-name="P7"><text:span text:style-name="T6">do text if urbanEventObj.getClaimants().__len__() &gt; 1</text:span></text:p></office:annotation>Demeurant à votre disposition, &lt;%Titre%&gt;, nous vous prions d'agréer nos salutations distinguées.</text:p>
      <text:p text:style-name="UrbanBody"><office:annotation><dc:creator>Ngaha </dc:creator><dc:date>2016-02-03T13:50:43</dc:date><text:p text:style-name="P7"><text:span text:style-name="T6">do text if urbanEventObj.getClaimants().__len__() == 1</text:span></text:p></office:annotation>Demeurant à votre disposition, <text:text-input text:description="Titre du demandeur">urbanEventObj.getClaimants()[-1].getPersonTitleValue()</text:text-input>, nous vous prions d'agréer nos salutations distinguées.</text:p>
      <text:p text:style-name="UrbanBody"/>
      <text:p text:style-name="UrbanBody"/>
      <text:p text:style-name="UrbanBody"/>
      <text:p text:style-name="UrbanBody"><office:annotation><dc:creator>Gauthier Bastien</dc:creator><dc:date>2011-01-13T14:56:41</dc:date><text:p text:style-name="P7"><text:span text:style-name="T7">do text</text:span></text:p><text:p text:style-name="P7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7-27T10:37:25</meta:creation-date>
    <dc:date>2016-02-03T14:20:52</dc:date>
    <dc:language>fr-FR</dc:language>
    <meta:editing-cycles>150</meta:editing-cycles>
    <meta:editing-duration>P2DT6H32M17S</meta:editing-duration>
    <dc:creator>Ngaha </dc:creator>
    <meta:document-statistic meta:table-count="0" meta:image-count="0" meta:object-count="0" meta:page-count="2" meta:paragraph-count="28" meta:word-count="322" meta:character-count="2637" meta:non-whitespace-character-count="2357"/>
    <meta:user-defined meta:name="Info 1"/>
    <meta:user-defined meta:name="Info 2"/>
    <meta:user-defined meta:name="Info 3"/>
    <meta:user-defined meta:name="Info 4"/>
  </office:meta>
</office:document-meta>
</file>